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32pt" style:font-size-asian="32pt" style:font-size-complex="32pt"/>
    </style:style>
    <style:style style:name="T1" style:family="text">
      <style:text-properties fo:color="#000000" style:font-name="Segoe UI Semibold" fo:font-size="28pt" fo:font-style="normal" style:text-underline-style="solid" style:text-underline-width="auto" style:text-underline-color="font-color" fo:font-weight="bold" style:font-name-asian="Segoe UI" style:font-size-asian="28pt" style:font-style-asian="normal" style:font-weight-asian="bold" style:font-name-complex="Segoe UI" style:font-size-complex="28pt" style:font-style-complex="normal" style:font-weight-complex="bold"/>
    </style:style>
    <style:style style:name="T2" style:family="text">
      <style:text-properties fo:color="#000000" style:font-name="Segoe UI1" fo:font-size="32pt" fo:font-style="normal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1" fo:font-size="32pt" fo:font-style="italic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 Semibold1" fo:font-size="32pt" fo:font-style="italic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super 58%" style:font-name="Segoe UI Semibold1" fo:font-size="32pt" fo:font-style="italic" style:text-underline-style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3.207cm" svg:x="1.29cm" svg:y="0.603cm">
          <draw:text-box>
            <text:p text:style-name="P1"><text:span text:style-name="T1">OLD TESTAMENT</text:span></text:p>
            <text:p text:style-name="P1"><text:span text:style-name="T2">Jeremiah 33:14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4cm" svg:height="4.76cm" svg:x="1.29cm" svg:y="0.603cm">
          <draw:text-box>
            <text:p text:style-name="P4"><text:span text:style-name="T3">14</text:span><text:span text:style-name="T4">“Behold, the days are coming, declares the L</text:span><text:span text:style-name="T5">ORD</text:span><text:span text:style-name="T4">, when I will fulfill the promise I made to the house of Israel and the house of Juda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5.4cm" svg:height="6.263cm" svg:x="1.29cm" svg:y="0.603cm">
          <draw:text-box>
            <text:p text:style-name="P4"><text:span text:style-name="T6">15</text:span><text:span text:style-name="T4">In those days and at that time I will cause a righteous Branch to spring up for David, and he shall execute justice and righteousness in the l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5.4cm" svg:height="6.263cm" svg:x="1.29cm" svg:y="0.603cm">
          <draw:text-box>
            <text:p text:style-name="P4"><text:span text:style-name="T3">16</text:span><text:span text:style-name="T4">In those days Judah will be saved and Jerusalem will dwell securely. And this is the name by which it will be called: ‘The L</text:span><text:span text:style-name="T5">ORD</text:span><text:span text:style-name="T4"> is our righteousness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1:41:37.897000000</meta:creation-date>
    <dc:title>Blue template</dc:title>
    <meta:editing-duration>PT10M59S</meta:editing-duration>
    <meta:editing-cycles>5</meta:editing-cycles>
    <meta:generator>LibreOffice/6.0.6.2$Windows_X86_64 LibreOffice_project/0c292870b25a325b5ed35f6b45599d2ea4458e77</meta:generator>
    <dc:date>2018-11-30T15:05:34.709000000</dc:date>
    <meta:document-statistic meta:object-count="33"/>
  </office:meta>
</office:document-meta>
</file>